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results_df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2"/>
        <table:table-row table:style-name="ro1">
          <table:table-cell table:number-columns-repeated="2"/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SVM-Linear</text:p>
          </table:table-cell>
          <table:table-cell table:style-name="ce1" office:value-type="string" calcext:value-type="string">
            <text:p>SVM-RBF</text:p>
          </table:table-cell>
          <table:table-cell table:style-name="ce1" office:value-type="string" calcext:value-type="string">
            <text:p>LogReg</text:p>
          </table:table-cell>
          <table:table-cell table:style-name="ce1" office:value-type="string" calcext:value-type="string">
            <text:p>RF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full text</text:p>
          </table:table-cell>
          <table:table-cell office:value-type="float" office:value="0.620805790770462" calcext:value-type="float">
            <text:p>0.62081</text:p>
          </table:table-cell>
          <table:table-cell office:value-type="string" calcext:value-type="string">
            <text:p>/</text:p>
          </table:table-cell>
          <table:table-cell office:value-type="float" office:value="0.723639948017431" calcext:value-type="float">
            <text:p>0.72364</text:p>
          </table:table-cell>
          <table:table-cell office:value-type="string" calcext:value-type="string">
            <text:p>/</text:p>
          </table:table-cell>
          <table:table-cell office:value-type="float" office:value="0.761651556744002" calcext:value-type="float">
            <text:p>0.76165</text:p>
          </table:table-cell>
          <table:table-cell office:value-type="float" office:value="0.633765184320289" calcext:value-type="float">
            <text:p>0.63377</text:p>
          </table:table-cell>
        </table:table-row>
        <table:table-row table:style-name="ro1">
          <table:table-cell office:value-type="string" calcext:value-type="string">
            <text:p>Fasttext</text:p>
          </table:table-cell>
          <table:table-cell office:value-type="string" calcext:value-type="string">
            <text:p>full text</text:p>
          </table:table-cell>
          <table:table-cell office:value-type="float" office:value="0.667923311433795" calcext:value-type="float">
            <text:p>0.66792</text:p>
          </table:table-cell>
          <table:table-cell office:value-type="float" office:value="0.742407800098468" calcext:value-type="float">
            <text:p>0.74241</text:p>
          </table:table-cell>
          <table:table-cell office:value-type="float" office:value="0.797872991741841" calcext:value-type="float">
            <text:p>0.79787</text:p>
          </table:table-cell>
          <table:table-cell office:value-type="float" office:value="0.802982338361799" calcext:value-type="float">
            <text:p>0.80298</text:p>
          </table:table-cell>
          <table:table-cell office:value-type="float" office:value="0.795354526590251" calcext:value-type="float">
            <text:p>0.79535</text:p>
          </table:table-cell>
          <table:table-cell office:value-type="float" office:value="0.740601560093301" calcext:value-type="float">
            <text:p>0.7406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BERT-German</text:p>
          </table:table-cell>
          <table:table-cell office:value-type="string" calcext:value-type="string">
            <text:p>first segment</text:p>
          </table:table-cell>
          <table:table-cell office:value-type="float" office:value="0.634293038755588" calcext:value-type="float">
            <text:p>0.63429</text:p>
          </table:table-cell>
          <table:table-cell office:value-type="float" office:value="0.734150488213554" calcext:value-type="float">
            <text:p>0.73415</text:p>
          </table:table-cell>
          <table:table-cell office:value-type="float" office:value="0.806746976158541" calcext:value-type="float">
            <text:p>0.80675</text:p>
          </table:table-cell>
          <table:table-cell office:value-type="float" office:value="0.815174861533676" calcext:value-type="float">
            <text:p>0.81517</text:p>
          </table:table-cell>
          <table:table-cell office:value-type="float" office:value="0.813840332768361" calcext:value-type="float">
            <text:p>0.81384</text:p>
          </table:table-cell>
          <table:table-cell office:value-type="float" office:value="0.732332770212574" calcext:value-type="float">
            <text:p>0.73233</text:p>
          </table:table-cell>
        </table:table-row>
        <table:table-row table:style-name="ro1">
          <table:covered-table-cell/>
          <table:table-cell office:value-type="string" calcext:value-type="string">
            <text:p>last segment</text:p>
          </table:table-cell>
          <table:table-cell office:value-type="float" office:value="0.613015694784572" calcext:value-type="float">
            <text:p>0.61302</text:p>
          </table:table-cell>
          <table:table-cell office:value-type="float" office:value="0.739373954250559" calcext:value-type="float">
            <text:p>0.73937</text:p>
          </table:table-cell>
          <table:table-cell office:value-type="float" office:value="0.804345040275385" calcext:value-type="float">
            <text:p>0.80435</text:p>
          </table:table-cell>
          <table:table-cell office:value-type="float" office:value="0.808783573399994" calcext:value-type="float">
            <text:p>0.80878</text:p>
          </table:table-cell>
          <table:table-cell office:value-type="float" office:value="0.804328699841758" calcext:value-type="float">
            <text:p>0.80433</text:p>
          </table:table-cell>
          <table:table-cell office:value-type="float" office:value="0.73164867547328" calcext:value-type="float">
            <text:p>0.73165</text:p>
          </table:table-cell>
        </table:table-row>
        <table:table-row table:style-name="ro1">
          <table:covered-table-cell/>
          <table:table-cell office:value-type="string" calcext:value-type="string">
            <text:p>all segments</text:p>
          </table:table-cell>
          <table:table-cell office:value-type="float" office:value="0.659496759487844" calcext:value-type="float">
            <text:p>0.65950</text:p>
          </table:table-cell>
          <table:table-cell office:value-type="float" office:value="0.74005039792121" calcext:value-type="float">
            <text:p>0.74005</text:p>
          </table:table-cell>
          <table:table-cell office:value-type="float" office:value="0.810931850505631" calcext:value-type="float">
            <text:p>0.81093</text:p>
          </table:table-cell>
          <table:table-cell office:value-type="float" office:value="0.814621655534809" calcext:value-type="float">
            <text:p>0.81462</text:p>
          </table:table-cell>
          <table:table-cell office:value-type="float" office:value="0.805547797114617" calcext:value-type="float">
            <text:p>0.80555</text:p>
          </table:table-cell>
          <table:table-cell office:value-type="float" office:value="0.73278100933483" calcext:value-type="float">
            <text:p>0.73278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BERT-Multilingual</text:p>
          </table:table-cell>
          <table:table-cell office:value-type="string" calcext:value-type="string">
            <text:p>first segment</text:p>
          </table:table-cell>
          <table:table-cell office:value-type="float" office:value="0.53130403948679" calcext:value-type="float">
            <text:p>0.53130</text:p>
          </table:table-cell>
          <table:table-cell office:value-type="float" office:value="0.701700667860703" calcext:value-type="float">
            <text:p>0.70170</text:p>
          </table:table-cell>
          <table:table-cell office:value-type="float" office:value="0.797708498597283" calcext:value-type="float">
            <text:p>0.79771</text:p>
          </table:table-cell>
          <table:table-cell office:value-type="float" office:value="0.795330075143206" calcext:value-type="float">
            <text:p>0.79533</text:p>
          </table:table-cell>
          <table:table-cell office:value-type="float" office:value="0.782502711304934" calcext:value-type="float">
            <text:p>0.78250</text:p>
          </table:table-cell>
          <table:table-cell office:value-type="float" office:value="0.700147883693649" calcext:value-type="float">
            <text:p>0.70015</text:p>
          </table:table-cell>
        </table:table-row>
        <table:table-row table:style-name="ro1">
          <table:covered-table-cell/>
          <table:table-cell office:value-type="string" calcext:value-type="string">
            <text:p>last segment</text:p>
          </table:table-cell>
          <table:table-cell office:value-type="float" office:value="0.540752054721693" calcext:value-type="float">
            <text:p>0.54075</text:p>
          </table:table-cell>
          <table:table-cell office:value-type="float" office:value="0.709477443189453" calcext:value-type="float">
            <text:p>0.70948</text:p>
          </table:table-cell>
          <table:table-cell office:value-type="float" office:value="0.786417276167574" calcext:value-type="float">
            <text:p>0.78642</text:p>
          </table:table-cell>
          <table:table-cell office:value-type="float" office:value="0.78720045765835" calcext:value-type="float">
            <text:p>0.78720</text:p>
          </table:table-cell>
          <table:table-cell office:value-type="float" office:value="0.780491574426344" calcext:value-type="float">
            <text:p>0.78049</text:p>
          </table:table-cell>
          <table:table-cell office:value-type="float" office:value="0.702579929414468" calcext:value-type="float">
            <text:p>0.70258</text:p>
          </table:table-cell>
        </table:table-row>
        <table:table-row table:style-name="ro1">
          <table:covered-table-cell/>
          <table:table-cell office:value-type="string" calcext:value-type="string">
            <text:p>all segments</text:p>
          </table:table-cell>
          <table:table-cell office:value-type="float" office:value="0.603151254076358" calcext:value-type="float">
            <text:p>0.60315</text:p>
          </table:table-cell>
          <table:table-cell office:value-type="float" office:value="0.713843358636357" calcext:value-type="float">
            <text:p>0.71384</text:p>
          </table:table-cell>
          <table:table-cell office:value-type="float" office:value="0.795655469880965" calcext:value-type="float">
            <text:p>0.79566</text:p>
          </table:table-cell>
          <table:table-cell office:value-type="float" office:value="0.796183627478645" calcext:value-type="float">
            <text:p>0.79618</text:p>
          </table:table-cell>
          <table:table-cell office:value-type="float" office:value="0.781035282720597" calcext:value-type="float">
            <text:p>0.78104</text:p>
          </table:table-cell>
          <table:table-cell office:value-type="float" office:value="0.701721889236331" calcext:value-type="float">
            <text:p>0.70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19:17:15.894237508</dc:date>
    <meta:editing-duration>PT3M11S</meta:editing-duration>
    <meta:editing-cycles>2</meta:editing-cycles>
    <meta:generator>LibreOffice/5.1.6.2$Linux_X86_64 LibreOffice_project/10m0$Build-2</meta:generator>
    <meta:document-statistic meta:table-count="1" meta:cell-count="66" meta:object-count="0"/>
  </office:meta>
</office:document-meta>
</file>